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draw:marker-start-width="0.358cm" draw:marker-end-width="0.358cm" draw:fill="solid" draw:fill-color="#e6e6e6" draw:textarea-horizontal-align="center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marker-start="Arrow" draw:marker-start-width="0.212cm" draw:marker-end="Arrow" draw:marker-end-width="0.21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764cm" svg:height="1.764cm" svg:x="3.519cm" svg:y="2.882cm">
          <text:p/>
        </draw:circle>
        <draw:circle draw:style-name="gr1" draw:text-style-name="P1" draw:layer="layout" svg:width="1.764cm" svg:height="1.764cm" svg:x="6.619cm" svg:y="2.882cm">
          <text:p/>
        </draw:circle>
        <draw:circle draw:style-name="gr1" draw:text-style-name="P1" draw:layer="layout" svg:width="1.764cm" svg:height="1.764cm" svg:x="9.719cm" svg:y="2.882cm">
          <text:p/>
        </draw:circle>
        <draw:circle draw:style-name="gr1" draw:text-style-name="P1" draw:layer="layout" svg:width="1.764cm" svg:height="1.764cm" svg:x="12.819cm" svg:y="2.882cm">
          <text:p/>
        </draw:circle>
        <draw:circle draw:style-name="gr1" draw:text-style-name="P1" draw:layer="layout" svg:width="1.764cm" svg:height="1.764cm" svg:x="15.919cm" svg:y="2.882cm">
          <text:p/>
        </draw:circle>
        <draw:frame draw:style-name="gr2" draw:text-style-name="P2" draw:layer="layout" svg:width="1.872cm" svg:height="0.806cm" svg:x="3.572cm" svg:y="1.979cm">
          <draw:text-box>
            <text:p text:style-name="P2"><text:span text:style-name="T1">DISK*</text:span></text:p>
          </draw:text-box>
        </draw:frame>
        <draw:frame draw:style-name="gr2" draw:text-style-name="P2" draw:layer="layout" svg:width="2.8cm" svg:height="0.806cm" svg:x="6.073cm" svg:y="1.979cm">
          <draw:text-box>
            <text:p text:style-name="P2"><text:span text:style-name="T1">INACTIVE</text:span></text:p>
          </draw:text-box>
        </draw:frame>
        <draw:frame draw:style-name="gr2" draw:text-style-name="P2" draw:layer="layout" svg:width="2.472cm" svg:height="0.806cm" svg:x="9.473cm" svg:y="1.979cm">
          <draw:text-box>
            <text:p text:style-name="P2"><text:span text:style-name="T1">ACTIVE</text:span></text:p>
          </draw:text-box>
        </draw:frame>
        <draw:frame draw:style-name="gr2" draw:text-style-name="P2" draw:layer="layout" svg:width="3.626cm" svg:height="0.806cm" svg:x="11.973cm" svg:y="1.979cm">
          <draw:text-box>
            <text:p text:style-name="P2"><text:span text:style-name="T1">RENDERING</text:span></text:p>
          </draw:text-box>
        </draw:frame>
        <draw:frame draw:style-name="gr2" draw:text-style-name="P2" draw:layer="layout" svg:width="2.445cm" svg:height="0.806cm" svg:x="15.595cm" svg:y="2.01cm">
          <draw:text-box>
            <text:p text:style-name="P2"><text:span text:style-name="T1">VISIBLE</text:span></text:p>
          </draw:text-box>
        </draw:frame>
        <draw:line draw:style-name="gr3" draw:text-style-name="P1" draw:layer="layout" svg:x1="5.244cm" svg:y1="3.68cm" svg:x2="6.563cm" svg:y2="3.681cm">
          <text:p/>
        </draw:line>
        <draw:line draw:style-name="gr3" draw:text-style-name="P1" draw:layer="layout" svg:x1="8.345cm" svg:y1="3.681cm" svg:x2="9.664cm" svg:y2="3.682cm">
          <text:p/>
        </draw:line>
        <draw:line draw:style-name="gr3" draw:text-style-name="P1" draw:layer="layout" svg:x1="11.445cm" svg:y1="3.681cm" svg:x2="12.764cm" svg:y2="3.682cm">
          <text:p/>
        </draw:line>
        <draw:line draw:style-name="gr3" draw:text-style-name="P1" draw:layer="layout" svg:x1="14.545cm" svg:y1="3.681cm" svg:x2="15.864cm" svg:y2="3.6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4T14:43:10</meta:creation-date>
    <dc:date>2009-11-24T14:54:21</dc:date>
    <meta:editing-duration>PT00H11M11S</meta:editing-duration>
    <meta:editing-cycles>2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